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9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pitales-v2.0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9" table:default-cell-style-name="ce1"/>
        <table:table-column table:style-name="co6" table:number-columns-repeated="3" table:default-cell-style-name="Default"/>
        <table:table-column table:style-name="co5" table:default-cell-style-name="Default"/>
        <table:table-row table:style-name="ro1">
          <table:table-cell table:number-columns-repeated="8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Europe</text:p>
          </table:table-cell>
          <table:table-cell table:style-name="ce7" table:formula="of:=COUNTIFS([.$D$10:.$D$210];[.$H2]; [.$B$10:.$B$210];[.I$1])" office:value-type="float" office:value="5" calcext:value-type="float">
            <text:p>5</text:p>
          </table:table-cell>
          <table:table-cell table:style-name="ce7" table:formula="of:=COUNTIFS([.$D$10:.$D$210];[.$H2]; [.$B$10:.$B$210];[.J$1])" office:value-type="float" office:value="5" calcext:value-type="float">
            <text:p>5</text:p>
          </table:table-cell>
          <table:table-cell table:style-name="ce7" table:formula="of:=COUNTIFS([.$D$10:.$D$210];[.$H2]; [.$B$10:.$B$210];[.K$1])" office:value-type="float" office:value="7" calcext:value-type="float">
            <text:p>7</text:p>
          </table:table-cell>
          <table:table-cell table:style-name="ce7" table:formula="of:=COUNTIFS([.$D$10:.$D$210];[.$H2]; [.$B$10:.$B$210];[.L$1])" office:value-type="float" office:value="4" calcext:value-type="float">
            <text:p>4</text:p>
          </table:table-cell>
          <table:table-cell table:style-name="ce7" table:formula="of:=COUNTIFS([.$D$10:.$D$210];[.$H2]; [.$B$10:.$B$210];[.M$1])" office:value-type="float" office:value="2" calcext:value-type="float">
            <text:p>2</text:p>
          </table:table-cell>
          <table:table-cell table:style-name="ce7" table:formula="of:=COUNTIFS([.$D$10:.$D$210];[.$H2]; [.$B$10:.$B$210];[.N$1])" office:value-type="float" office:value="6" calcext:value-type="float">
            <text:p>6</text:p>
          </table:table-cell>
          <table:table-cell table:style-name="ce7" table:formula="of:=COUNTIFS([.$D$10:.$D$210];[.$H2]; [.$B$10:.$B$210];[.O$1])" office:value-type="float" office:value="7" calcext:value-type="float">
            <text:p>7</text:p>
          </table:table-cell>
          <table:table-cell table:style-name="ce7" table:formula="of:=COUNTIFS([.$D$10:.$D$210];[.$H2]; [.$B$10:.$B$210];[.P$1])" office:value-type="float" office:value="4" calcext:value-type="float">
            <text:p>4</text:p>
          </table:table-cell>
          <table:table-cell table:style-name="ce7" table:formula="of:=COUNTIFS([.$D$10:.$D$210];[.$H2]; [.$B$10:.$B$210];[.Q$1])" office:value-type="float" office:value="2" calcext:value-type="float">
            <text:p>2</text:p>
          </table:table-cell>
          <table:table-cell table:style-name="ce7" table:formula="of:=COUNTIFS([.$D$10:.$D$210];[.$H2]; [.$B$10:.$B$210];[.R$1])" office:value-type="float" office:value="1" calcext:value-type="float">
            <text:p>1</text:p>
          </table:table-cell>
          <table:table-cell table:style-name="ce7" table:formula="of:=COUNTIFS([.$D$10:.$D$210];[.$H2]; [.$B$10:.$B$210];[.S$1])" office:value-type="float" office:value="1" calcext:value-type="float">
            <text:p>1</text:p>
          </table:table-cell>
          <table:table-cell table:style-name="ce1"/>
          <table:table-cell table:style-name="ce6" table:formula="of:=COUNTIFS([.$D$10:.$D$210];[.$H2]; [.$B$10:.$B$210];[.U$9])" office:value-type="float" office:value="5" calcext:value-type="float">
            <text:p>5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Afrique</text:p>
          </table:table-cell>
          <table:table-cell table:style-name="ce7" table:formula="of:=COUNTIFS([.$D$10:.$D$210];[.$H3]; [.$B$10:.$B$210];[.I$1])" office:value-type="float" office:value="2" calcext:value-type="float">
            <text:p>2</text:p>
          </table:table-cell>
          <table:table-cell table:style-name="ce7" table:formula="of:=COUNTIFS([.$D$10:.$D$210];[.$H3]; [.$B$10:.$B$210];[.J$1])" office:value-type="float" office:value="2" calcext:value-type="float">
            <text:p>2</text:p>
          </table:table-cell>
          <table:table-cell table:style-name="ce7" table:formula="of:=COUNTIFS([.$D$10:.$D$210];[.$H3]; [.$B$10:.$B$210];[.K$1])" office:value-type="float" office:value="1" calcext:value-type="float">
            <text:p>1</text:p>
          </table:table-cell>
          <table:table-cell table:style-name="ce7" table:formula="of:=COUNTIFS([.$D$10:.$D$210];[.$H3]; [.$B$10:.$B$210];[.L$1])" office:value-type="float" office:value="3" calcext:value-type="float">
            <text:p>3</text:p>
          </table:table-cell>
          <table:table-cell table:style-name="ce7" table:formula="of:=COUNTIFS([.$D$10:.$D$210];[.$H3]; [.$B$10:.$B$210];[.M$1])" office:value-type="float" office:value="5" calcext:value-type="float">
            <text:p>5</text:p>
          </table:table-cell>
          <table:table-cell table:style-name="ce7" table:formula="of:=COUNTIFS([.$D$10:.$D$210];[.$H3]; [.$B$10:.$B$210];[.N$1])" office:value-type="float" office:value="3" calcext:value-type="float">
            <text:p>3</text:p>
          </table:table-cell>
          <table:table-cell table:style-name="ce7" table:formula="of:=COUNTIFS([.$D$10:.$D$210];[.$H3]; [.$B$10:.$B$210];[.O$1])" office:value-type="float" office:value="4" calcext:value-type="float">
            <text:p>4</text:p>
          </table:table-cell>
          <table:table-cell table:style-name="ce7" table:formula="of:=COUNTIFS([.$D$10:.$D$210];[.$H3]; [.$B$10:.$B$210];[.P$1])" office:value-type="float" office:value="5" calcext:value-type="float">
            <text:p>5</text:p>
          </table:table-cell>
          <table:table-cell table:style-name="ce7" table:formula="of:=COUNTIFS([.$D$10:.$D$210];[.$H3]; [.$B$10:.$B$210];[.Q$1])" office:value-type="float" office:value="7" calcext:value-type="float">
            <text:p>7</text:p>
          </table:table-cell>
          <table:table-cell table:style-name="ce7" table:formula="of:=COUNTIFS([.$D$10:.$D$210];[.$H3]; [.$B$10:.$B$210];[.R$1])" office:value-type="float" office:value="9" calcext:value-type="float">
            <text:p>9</text:p>
          </table:table-cell>
          <table:table-cell table:style-name="ce7" table:formula="of:=COUNTIFS([.$D$10:.$D$210];[.$H3]; [.$B$10:.$B$210];[.S$1])" office:value-type="float" office:value="13" calcext:value-type="float">
            <text:p>13</text:p>
          </table:table-cell>
          <table:table-cell table:style-name="ce1"/>
          <table:table-cell table:style-name="ce6" table:formula="of:=COUNTIFS([.$D$10:.$D$210];[.$H3]; [.$B$10:.$B$210];[.U$9])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Ameriques</text:p>
          </table:table-cell>
          <table:table-cell table:style-name="ce7" table:formula="of:=COUNTIFS([.$D$10:.$D$210];[.$H4]; [.$B$10:.$B$210];[.I$1])" office:value-type="float" office:value="2" calcext:value-type="float">
            <text:p>2</text:p>
          </table:table-cell>
          <table:table-cell table:style-name="ce7" table:formula="of:=COUNTIFS([.$D$10:.$D$210];[.$H4]; [.$B$10:.$B$210];[.J$1])" office:value-type="float" office:value="2" calcext:value-type="float">
            <text:p>2</text:p>
          </table:table-cell>
          <table:table-cell table:style-name="ce7" table:formula="of:=COUNTIFS([.$D$10:.$D$210];[.$H4]; [.$B$10:.$B$210];[.K$1])" office:value-type="float" office:value="3" calcext:value-type="float">
            <text:p>3</text:p>
          </table:table-cell>
          <table:table-cell table:style-name="ce7" table:formula="of:=COUNTIFS([.$D$10:.$D$210];[.$H4]; [.$B$10:.$B$210];[.L$1])" office:value-type="float" office:value="2" calcext:value-type="float">
            <text:p>2</text:p>
          </table:table-cell>
          <table:table-cell table:style-name="ce7" table:formula="of:=COUNTIFS([.$D$10:.$D$210];[.$H4]; [.$B$10:.$B$210];[.M$1])" office:value-type="float" office:value="4" calcext:value-type="float">
            <text:p>4</text:p>
          </table:table-cell>
          <table:table-cell table:style-name="ce7" table:formula="of:=COUNTIFS([.$D$10:.$D$210];[.$H4]; [.$B$10:.$B$210];[.N$1])" office:value-type="float" office:value="4" calcext:value-type="float">
            <text:p>4</text:p>
          </table:table-cell>
          <table:table-cell table:style-name="ce7" table:formula="of:=COUNTIFS([.$D$10:.$D$210];[.$H4]; [.$B$10:.$B$210];[.O$1])" office:value-type="float" office:value="1" calcext:value-type="float">
            <text:p>1</text:p>
          </table:table-cell>
          <table:table-cell table:style-name="ce7" table:formula="of:=COUNTIFS([.$D$10:.$D$210];[.$H4]; [.$B$10:.$B$210];[.P$1])" office:value-type="float" office:value="3" calcext:value-type="float">
            <text:p>3</text:p>
          </table:table-cell>
          <table:table-cell table:style-name="ce7" table:formula="of:=COUNTIFS([.$D$10:.$D$210];[.$H4]; [.$B$10:.$B$210];[.Q$1])" office:value-type="float" office:value="5" calcext:value-type="float">
            <text:p>5</text:p>
          </table:table-cell>
          <table:table-cell table:style-name="ce7" table:formula="of:=COUNTIFS([.$D$10:.$D$210];[.$H4]; [.$B$10:.$B$210];[.R$1])" office:value-type="float" office:value="3" calcext:value-type="float">
            <text:p>3</text:p>
          </table:table-cell>
          <table:table-cell table:style-name="ce7" table:formula="of:=COUNTIFS([.$D$10:.$D$210];[.$H4]; [.$B$10:.$B$210];[.S$1])" office:value-type="float" office:value="2" calcext:value-type="float">
            <text:p>2</text:p>
          </table:table-cell>
          <table:table-cell table:style-name="ce1"/>
          <table:table-cell table:style-name="ce6" table:formula="of:=COUNTIFS([.$D$10:.$D$210];[.$H4]; [.$B$10:.$B$210];[.U$9])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AsiePacif</text:p>
          </table:table-cell>
          <table:table-cell table:style-name="ce7" table:formula="of:=COUNTIFS([.$D$10:.$D$210];[.$H5]; [.$B$10:.$B$210];[.I$1])" office:value-type="float" office:value="2" calcext:value-type="float">
            <text:p>2</text:p>
          </table:table-cell>
          <table:table-cell table:style-name="ce7" table:formula="of:=COUNTIFS([.$D$10:.$D$210];[.$H5]; [.$B$10:.$B$210];[.J$1])" office:value-type="float" office:value="3" calcext:value-type="float">
            <text:p>3</text:p>
          </table:table-cell>
          <table:table-cell table:style-name="ce7" table:formula="of:=COUNTIFS([.$D$10:.$D$210];[.$H5]; [.$B$10:.$B$210];[.K$1])" office:value-type="float" office:value="2" calcext:value-type="float">
            <text:p>2</text:p>
          </table:table-cell>
          <table:table-cell table:style-name="ce7" table:formula="of:=COUNTIFS([.$D$10:.$D$210];[.$H5]; [.$B$10:.$B$210];[.L$1])" office:value-type="float" office:value="5" calcext:value-type="float">
            <text:p>5</text:p>
          </table:table-cell>
          <table:table-cell table:style-name="ce7" table:formula="of:=COUNTIFS([.$D$10:.$D$210];[.$H5]; [.$B$10:.$B$210];[.M$1])" office:value-type="float" office:value="4" calcext:value-type="float">
            <text:p>4</text:p>
          </table:table-cell>
          <table:table-cell table:style-name="ce7" table:formula="of:=COUNTIFS([.$D$10:.$D$210];[.$H5]; [.$B$10:.$B$210];[.N$1])" office:value-type="float" office:value="3" calcext:value-type="float">
            <text:p>3</text:p>
          </table:table-cell>
          <table:table-cell table:style-name="ce7" table:formula="of:=COUNTIFS([.$D$10:.$D$210];[.$H5]; [.$B$10:.$B$210];[.O$1])" office:value-type="float" office:value="5" calcext:value-type="float">
            <text:p>5</text:p>
          </table:table-cell>
          <table:table-cell table:style-name="ce7" table:formula="of:=COUNTIFS([.$D$10:.$D$210];[.$H5]; [.$B$10:.$B$210];[.P$1])" office:value-type="float" office:value="7" calcext:value-type="float">
            <text:p>7</text:p>
          </table:table-cell>
          <table:table-cell table:style-name="ce7" table:formula="of:=COUNTIFS([.$D$10:.$D$210];[.$H5]; [.$B$10:.$B$210];[.Q$1])" office:value-type="float" office:value="5" calcext:value-type="float">
            <text:p>5</text:p>
          </table:table-cell>
          <table:table-cell table:style-name="ce7" table:formula="of:=COUNTIFS([.$D$10:.$D$210];[.$H5]; [.$B$10:.$B$210];[.R$1])" office:value-type="float" office:value="7" calcext:value-type="float">
            <text:p>7</text:p>
          </table:table-cell>
          <table:table-cell table:style-name="ce7" table:formula="of:=COUNTIFS([.$D$10:.$D$210];[.$H5]; [.$B$10:.$B$210];[.S$1])" office:value-type="float" office:value="6" calcext:value-type="float">
            <text:p>6</text:p>
          </table:table-cell>
          <table:table-cell table:style-name="ce1"/>
          <table:table-cell table:style-name="ce6" table:formula="of:=COUNTIFS([.$D$10:.$D$210];[.$H5]; [.$B$10:.$B$210];[.U$9])" office:value-type="float" office:value="2" calcext:value-type="float">
            <text:p>2</text:p>
          </table:table-cell>
        </table:table-row>
        <table:table-row table:style-name="ro2">
          <table:table-cell table:number-columns-repeated="7"/>
          <table:table-cell table:style-name="ce4" office:value-type="string" calcext:value-type="string">
            <text:p>Total</text:p>
          </table:table-cell>
          <table:table-cell table:style-name="ce8" table:formula="of:=SUM([.I2:.I5])" office:value-type="float" office:value="11" calcext:value-type="float">
            <text:p>11</text:p>
          </table:table-cell>
          <table:table-cell table:style-name="ce8" table:formula="of:=SUM([.J2:.J5])" office:value-type="float" office:value="12" calcext:value-type="float">
            <text:p>12</text:p>
          </table:table-cell>
          <table:table-cell table:style-name="ce8" table:formula="of:=SUM([.K2:.K5])" office:value-type="float" office:value="13" calcext:value-type="float">
            <text:p>13</text:p>
          </table:table-cell>
          <table:table-cell table:style-name="ce8" table:formula="of:=SUM([.L2:.L5])" office:value-type="float" office:value="14" calcext:value-type="float">
            <text:p>14</text:p>
          </table:table-cell>
          <table:table-cell table:style-name="ce8" table:formula="of:=SUM([.M2:.M5])" office:value-type="float" office:value="15" calcext:value-type="float">
            <text:p>15</text:p>
          </table:table-cell>
          <table:table-cell table:style-name="ce8" table:formula="of:=SUM([.N2:.N5])" office:value-type="float" office:value="16" calcext:value-type="float">
            <text:p>16</text:p>
          </table:table-cell>
          <table:table-cell table:style-name="ce8" table:formula="of:=SUM([.O2:.O5])" office:value-type="float" office:value="17" calcext:value-type="float">
            <text:p>17</text:p>
          </table:table-cell>
          <table:table-cell table:style-name="ce8" table:formula="of:=SUM([.P2:.P5])" office:value-type="float" office:value="19" calcext:value-type="float">
            <text:p>19</text:p>
          </table:table-cell>
          <table:table-cell table:style-name="ce8" table:formula="of:=SUM([.Q2:.Q5])" office:value-type="float" office:value="19" calcext:value-type="float">
            <text:p>19</text:p>
          </table:table-cell>
          <table:table-cell table:style-name="ce8" table:formula="of:=SUM([.R2:.R5])" office:value-type="float" office:value="20" calcext:value-type="float">
            <text:p>20</text:p>
          </table:table-cell>
          <table:table-cell table:style-name="ce8" table:formula="of:=SUM([.S2:.S5])" office:value-type="float" office:value="22" calcext:value-type="float">
            <text:p>22</text:p>
          </table:table-cell>
          <table:table-cell table:style-name="ce10" table:formula="of:=SUM([.I6:.S6])" office:value-type="float" office:value="178" calcext:value-type="float">
            <text:p>178</text:p>
          </table:table-cell>
          <table:table-cell table:style-name="ce1" table:formula="of:=SUM([.U2:.U5])" office:value-type="float" office:value="11" calcext:value-type="float">
            <text:p>11</text:p>
          </table:table-cell>
        </table:table-row>
        <table:table-row table:style-name="ro1">
          <table:table-cell table:number-columns-repeated="7"/>
          <table:table-cell table:style-name="ce5" office:value-type="string" calcext:value-type="string">
            <text:p>cible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table:formula="of:=SUM([.I7:.S7])" office:value-type="float" office:value="187" calcext:value-type="float">
            <text:p>187</text:p>
          </table:table-cell>
          <table:table-cell/>
        </table:table-row>
        <table:table-row table:style-name="ro1">
          <table:table-cell table:number-columns-repeated="17"/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CAPITALE</text:p>
          </table:table-cell>
          <table:table-cell office:value-type="string" calcext:value-type="string">
            <text:p>CONTINENT</text:p>
          </table:table-cell>
          <table:table-cell office:value-type="string" calcext:value-type="string">
            <text:p>image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roat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3"/>
          <table:table-cell table:style-name="ce6" table:number-columns-repeated="11"/>
          <table:table-cell table:style-name="ce1"/>
          <table:table-cell table:style-name="ce6"/>
        </table:table-row>
        <table:table-row table:style-name="ro1" table:visibility="filter">
          <table:table-cell office:value-type="string" calcext:value-type="string">
            <text:p>Naur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aren</text:p>
          </table:table-cell>
          <table:table-cell office:value-type="string" calcext:value-type="string">
            <text:p>AsiePacif</text:p>
          </table:table-cell>
          <table:table-cell table:number-columns-repeated="4"/>
          <table:table-cell table:style-name="ce6" table:number-columns-repeated="11"/>
          <table:table-cell table:style-name="ce1"/>
          <table:table-cell table:style-name="ce6"/>
        </table:table-row>
        <table:table-row table:style-name="ro1" table:visibility="filter">
          <table:table-cell office:value-type="string" calcext:value-type="string">
            <text:p>Camerou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oundé</text:p>
          </table:table-cell>
          <table:table-cell office:value-type="string" calcext:value-type="string">
            <text:p>Afrique</text:p>
          </table:table-cell>
          <table:table-cell table:number-columns-repeated="4"/>
          <table:table-cell table:style-name="ce6" table:number-columns-repeated="11"/>
          <table:table-cell table:style-name="ce1"/>
          <table:table-cell table:style-name="ce6"/>
        </table:table-row>
        <table:table-row table:style-name="ro1" table:visibility="filter">
          <table:table-cell office:value-type="string" calcext:value-type="string">
            <text:p>Namib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dhoek</text:p>
          </table:table-cell>
          <table:table-cell office:value-type="string" calcext:value-type="string">
            <text:p>Afrique</text:p>
          </table:table-cell>
          <table:table-cell table:number-columns-repeated="4"/>
          <table:table-cell table:style-name="ce6" table:number-columns-repeated="11"/>
          <table:table-cell table:style-name="ce1"/>
          <table:table-cell table:style-name="ce6"/>
        </table:table-row>
        <table:table-row table:style-name="ro1">
          <table:table-cell office:value-type="string" calcext:value-type="string">
            <text:p>Nouvelle Zélan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2"/>
          <table:table-cell table:style-name="ce1" table:number-columns-repeated="4"/>
        </table:table-row>
        <table:table-row table:style-name="ro1" table:visibility="filter">
          <table:table-cell office:value-type="string" calcext:value-type="string">
            <text:p>Etats-Un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Litua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Europe</text:p>
          </table:table-cell>
          <table:table-cell table:number-columns-repeated="4"/>
          <table:table-cell table:style-name="Default" table:number-columns-repeated="9"/>
          <table:table-cell table:number-columns-repeated="4"/>
        </table:table-row>
        <table:table-row table:style-name="ro1" table:visibility="filter">
          <table:table-cell office:value-type="string" calcext:value-type="string">
            <text:p>La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entiane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Autri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en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eychel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Polog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sov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Liechtenste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duz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Tunis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Liby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pol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J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Alba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ran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hout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imbou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Anguil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he Valley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Ir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éhéra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Hondur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gucigalp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Georg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bilissi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Kiribat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araw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Esto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Taïw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ipei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Ouzbékist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chkent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Fidj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v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Suè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ulgar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Macédo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kopj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Singapo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orée du S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éoul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osnie-Herzégov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rajevo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Sao Tomé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o Tomé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Chil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Ye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a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 Salvador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Porto Ri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Antigua et Barbud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int-Jea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Gren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int-George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République Dominica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int-Domingue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Réun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Dominiqu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seau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Ital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Iles Vierges Britanniqu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oad Tow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Arabie Saoud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yad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Letto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ga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Islan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ngoon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Maro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bat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quate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orée du N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yongyang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Afrique du s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étori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Cap Ve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aï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Rép. Tchèq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én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rto Novo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Vanuat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rt-Vil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Mauri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rt-Louis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Haït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rt-au-Prince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Papouasie-Nouvelle-Guiné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Trinidad et Tobag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rt d'Espagne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Iles des Açor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Cambod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nom Penh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Ch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éki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urin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ramaribo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Polynésie Françai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peete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Mongol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lan-Bator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Burkina Fas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agadougou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Norvè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Groenla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uk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Ton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ku'Alof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Maurita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uakchott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yp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cos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Nig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I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aham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ssau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Kény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h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'Djamen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Russ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scou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om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roni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Libér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Mona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mal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gadisci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iéloruss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nsk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Mex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wazila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babane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Lésoth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eru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Om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scate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Mozambiq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uto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Philippi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ille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ahreï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nam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Nicaragu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agua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Maldiv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Guinée Equatori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abo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Iles Marsh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juro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Espag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Luxembour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Zamb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Ango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and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Royaume-U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og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lové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jubljan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bon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Péro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Malaw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longwé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Gab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breville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Egyp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 Cair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Nigér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Mal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Vallett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oliv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Havane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Malais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Koweï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weït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Iles Pala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oror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Rép. Dém. Con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nshas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aint-Vin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ingstow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Jamaïq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gali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ud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hartoum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Nép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tmandou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Ougand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mpal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Afghanist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boul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Israë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érusalem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Indonés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lamabad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Iles Salom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oniar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inlan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Zimbabwé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raré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Vietn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Iles Bermu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Guatéma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atémal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urks et Caico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rand Turk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Iles Cayma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Guya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Botswa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aborone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Tuval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unafuti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Sierra Lé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Armé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eva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Irla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adjikist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uchanbé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h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Tanza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dom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Djibou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Syr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mas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énég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Dane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penhag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Guiné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Sri Lank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Moldav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isinau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Sainte-Luc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astries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Vénézue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cas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Iles Mariannes du No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apitol Hill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Austral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urund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jumbur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Argent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Hongr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uma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arest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elg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arba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ridgetow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Con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zzavill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lovaqu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tislava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Brés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sili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lomb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Guinée Bissa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ssao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Kirghizst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chkek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Lib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routh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uis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éliz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lmopa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rb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aint Kitts et Nevi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asse Terre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Gamb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njul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Centre-Afriq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ngui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Thaïlan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Mal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Azerbaïdj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kou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r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Iles C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varu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Grè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ène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uncio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Erythré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mer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Samoa Orienta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pi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Madagasc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tananariv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urqu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Pays-B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Jorda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man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Niu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lofi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ma-At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Algér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ger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Gua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gan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Ethiop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dis-Abéb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Turkménist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hkhabad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Gha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cr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irats Arabes Un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ôte d'Ivo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idja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 table:number-rows-repeated="1048364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'Capitales-v2.0'.A9:'Capitales-v2.0'.D210" table:display-filter-buttons="true">
          <table:filter>
            <table:filter-and>
              <table:filter-condition table:field-number="1" table:value="5" table:operator="="/>
            </table:filter-and>
          </table:filter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8:44:32.405377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5-11T19:38:03.630398552</dc:date>
    <meta:editing-duration>PT4H18M31S</meta:editing-duration>
    <meta:editing-cycles>8</meta:editing-cycles>
    <meta:generator>LibreOffice/6.4.3.2$Linux_X86_64 LibreOffice_project/85aa6f776c6af63185291a519637a4f7af4e8a3b</meta:generator>
    <meta:document-statistic meta:table-count="1" meta:cell-count="981" meta:object-count="0"/>
  </office:meta>
</office:document-meta>
</file>